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0000007D0B8A9C78165C31925.jpg" manifest:media-type="image/jpeg"/>
  <manifest:file-entry manifest:full-path="Pictures/100000010000032F000002412E770EB658329772.png" manifest:media-type="image/png"/>
  <manifest:file-entry manifest:full-path="Pictures/100054C700003FAA00002D10BC42887938958B18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000000" draw:opacity="0%" draw:textarea-horizontal-align="justify" draw:textarea-vertical-align="middle" draw:auto-grow-height="false" fo:min-height="9.611cm" fo:min-width="13.436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38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000000" draw:opacity="0%" draw:textarea-horizontal-align="justify" draw:textarea-vertical-align="middle" draw:auto-grow-height="false" fo:min-height="9.597cm" fo:min-width="8.062cm" fo:padding-top="0.142cm" fo:padding-bottom="0.142cm" fo:padding-left="0.267cm" fo:padding-right="0.267cm"/>
    </style:style>
    <style:style style:name="gr6" style:family="graphic" style:parent-style-name="standard">
      <style:graphic-properties svg:stroke-opacity="0%" draw:fill="none" draw:textarea-horizontal-align="justify" draw:textarea-vertical-align="middle" draw:auto-grow-height="false" fo:min-height="11.691cm" fo:min-width="23.21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 draw:opacity="0%"/>
      <style:paragraph-properties fo:text-align="center"/>
    </style:style>
    <style:style style:name="P3" style:family="paragraph">
      <style:text-properties fo:font-size="9pt" style:font-size-asian="9pt" style:font-size-complex="9pt"/>
    </style:style>
    <style:style style:name="P4" style:family="paragraph">
      <loext:graphic-properties draw:fill="none" draw:fill-color="#ffffff"/>
      <style:paragraph-properties style:writing-mode="lr-tb"/>
      <style:text-properties style:font-name="Fira Sans" fo:font-size="9pt" style:font-size-asian="9pt" style:font-size-complex="9pt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style:font-name="Fira Sans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97cm" svg:height="9.888cm" svg:x="12.7cm" svg:y="2.54cm">
          <draw:image xlink:href="Pictures/100054C700003FAA00002D10BC42887938958B18.svg" xlink:type="simple" xlink:show="embed" xlink:actuate="onLoad" draw:mime-type="image/svg+xml">
            <text:p/>
          </draw:image>
          <draw:image xlink:href="Pictures/100000010000032F000002412E770EB658329772.png" xlink:type="simple" xlink:show="embed" xlink:actuate="onLoad" draw:mime-type="image/png"/>
        </draw:frame>
        <draw:frame draw:style-name="gr1" draw:text-style-name="P1" draw:layer="layout" svg:width="7.082cm" svg:height="9.418cm" svg:x="4.57cm" svg:y="2.795cm">
          <draw:image xlink:href="Pictures/10000000000005E0000007D0B8A9C78165C31925.jpg" xlink:type="simple" xlink:show="embed" xlink:actuate="onLoad" draw:mime-type="image/jpeg">
            <text:p/>
          </draw:image>
          <svg:title>test</svg:title>
          <svg:desc>test</svg:desc>
        </draw:frame>
        <draw:custom-shape draw:style-name="gr2" draw:text-style-name="P2" draw:layer="layout" svg:width="13.97cm" svg:height="9.895cm" svg:x="12.7cm" svg:y="2.5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538cm" svg:height="2.631cm" svg:x="3.81cm" svg:y="12.609cm">
          <draw:text-box>
            <text:p text:style-name="P3"><text:span text:style-name="T1">Different levels of defoliation: 10% (top left), 20% (top right), 40% (bottom left), 60% - 70% (bottom right).</text:span></text:p>
          </draw:text-box>
        </draw:frame>
        <draw:frame draw:style-name="gr4" draw:text-style-name="P4" draw:layer="layout" svg:width="13.97cm" svg:height="2.384cm" svg:x="12.7cm" svg:y="12.598cm">
          <draw:text-box>
            <text:p text:style-name="P3"><text:span text:style-name="T1">Workflow description: Different feature sets are created from the raw hyperspectral data. These are used for modeling (including filter-based feature selection).</text:span></text:p>
          </draw:text-box>
        </draw:frame>
        <draw:custom-shape draw:style-name="gr5" draw:text-style-name="P2" draw:layer="layout" svg:width="8.596cm" svg:height="9.881cm" svg:x="3.81cm" svg:y="2.5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3.71cm" svg:height="11.941cm" svg:x="3.333cm" svg:y="2.0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1-24T10:01:46.305908031</meta:creation-date>
    <dc:date>2021-11-24T10:41:04.779126704</dc:date>
    <meta:editing-duration>PT20M25S</meta:editing-duration>
    <meta:editing-cycles>4</meta:editing-cycles>
    <meta:generator>LibreOffice/7.2.2.2$MacOSX_AARCH64 LibreOffice_project/02b2acce88a210515b4a5bb2e46cbfb63fe97d56</meta:generator>
    <meta:document-statistic meta:object-count="30"/>
  </office:meta>
</office:document-meta>
</file>